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724cm" fo:margin-left="0cm" fo:margin-top="0cm" fo:margin-bottom="0cm" table:align="left" style:writing-mode="lr-tb"/>
    </style:style>
    <style:style style:name="Table1.A" style:family="table-column">
      <style:table-column-properties style:column-width="2.986cm"/>
    </style:style>
    <style:style style:name="Table1.B" style:family="table-column">
      <style:table-column-properties style:column-width="14.736cm"/>
    </style:style>
    <style:style style:name="Table1.1" style:family="table-row">
      <style:table-row-properties style:min-row-height="0.035cm" fo:keep-together="auto"/>
    </style:style>
    <style:style style:name="Table1.A1" style:family="table-cell">
      <style:table-cell-properties fo:padding="0.185cm" fo:border="0.75pt solid #000000"/>
    </style:style>
    <style:style style:name="Table1.2" style:family="table-row">
      <style:table-row-properties fo:keep-together="auto"/>
    </style:style>
    <style:style style:name="Table2" style:family="table">
      <style:table-properties style:width="18.473cm" fo:margin-left="0cm" fo:margin-top="0cm" fo:margin-bottom="0cm" table:align="left" style:writing-mode="lr-tb"/>
    </style:style>
    <style:style style:name="Table2.A" style:family="table-column">
      <style:table-column-properties style:column-width="2.947cm"/>
    </style:style>
    <style:style style:name="Table2.B" style:family="table-column">
      <style:table-column-properties style:column-width="15.52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85cm" fo:border="0.75pt solid #000000"/>
    </style:style>
    <style:style style:name="Table3" style:family="table">
      <style:table-properties style:width="17.724cm" fo:margin-left="0cm" fo:margin-top="0cm" fo:margin-bottom="0cm" table:align="left" style:writing-mode="lr-tb"/>
    </style:style>
    <style:style style:name="Table3.A" style:family="table-column">
      <style:table-column-properties style:column-width="2.986cm"/>
    </style:style>
    <style:style style:name="Table3.B" style:family="table-column">
      <style:table-column-properties style:column-width="14.73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85cm" fo:border="0.75pt solid #000000"/>
    </style:style>
    <style:style style:name="Table4" style:family="table">
      <style:table-properties style:width="17.734cm" fo:margin-left="0cm" fo:margin-top="0cm" fo:margin-bottom="0cm" table:align="left" style:writing-mode="lr-tb"/>
    </style:style>
    <style:style style:name="Table4.A" style:family="table-column">
      <style:table-column-properties style:column-width="7.491cm"/>
    </style:style>
    <style:style style:name="Table4.B" style:family="table-column">
      <style:table-column-properties style:column-width="10.24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 style:list-style-name="WWNum6">
      <style:paragraph-properties fo:margin-left="1.259cm" fo:margin-right="0cm" fo:text-indent="-0.63cm" style:auto-text-indent="false"/>
    </style:style>
    <style:style style:name="P2" style:family="paragraph" style:parent-style-name="Heading_20_2" style:list-style-name="WWNum7">
      <style:paragraph-properties fo:margin-left="1.259cm" fo:margin-right="0cm" fo:text-indent="-0.63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2" style:list-style-name="WWNum7">
      <style:paragraph-properties fo:margin-left="0cm" fo:margin-right="0cm" fo:text-indent="0cm" style:auto-text-indent="false"/>
    </style:style>
    <style:style style:name="P5" style:family="paragraph" style:parent-style-name="Heading_20_2" style:list-style-name="WWNum9">
      <style:paragraph-properties fo:margin-left="0cm" fo:margin-right="0cm" fo:text-indent="0cm" style:auto-text-indent="false"/>
    </style:style>
    <style:style style:name="P6" style:family="paragraph" style:parent-style-name="No_20_Spacing">
      <style:text-properties style:font-name="Times New Roman" style:font-name-complex="Times New Roman1" style:font-size-complex="12pt"/>
    </style:style>
    <style:style style:name="P7" style:family="paragraph" style:parent-style-name="No_20_Spacing">
      <style:text-properties fo:font-size="12pt" fo:font-weight="normal" officeooo:rsid="001f33fd" officeooo:paragraph-rsid="001f33fd" style:font-size-asian="10.5pt" style:font-weight-asian="normal" style:font-size-complex="12pt" style:font-weight-complex="normal"/>
    </style:style>
    <style:style style:name="P8" style:family="paragraph" style:parent-style-name="No_20_Spacing">
      <style:text-properties officeooo:paragraph-rsid="001f33fd"/>
    </style:style>
    <style:style style:name="P9" style:family="paragraph" style:parent-style-name="No_20_Spacing">
      <style:text-properties fo:font-size="16pt" fo:font-weight="bold" officeooo:rsid="001f33fd" officeooo:paragraph-rsid="001f33fd" style:font-size-asian="14pt" style:font-weight-asian="bold" style:font-size-complex="16pt" style:font-weight-complex="bold"/>
    </style:style>
    <style:style style:name="P10" style:family="paragraph" style:parent-style-name="No_20_Spacing">
      <style:text-properties fo:font-size="16pt" fo:font-weight="bold" officeooo:rsid="001fe103" officeooo:paragraph-rsid="001fe103" style:font-size-asian="14pt" style:font-weight-asian="bold" style:font-size-complex="16pt" style:font-weight-complex="bold"/>
    </style:style>
    <style:style style:name="P11" style:family="paragraph" style:parent-style-name="No_20_Spacing">
      <style:text-properties fo:font-size="16pt" fo:font-weight="bold" officeooo:rsid="00219159" officeooo:paragraph-rsid="00219159" style:font-size-asian="14pt" style:font-weight-asian="bold" style:font-size-complex="16pt" style:font-weight-complex="bold"/>
    </style:style>
    <style:style style:name="P12" style:family="paragraph" style:parent-style-name="No_20_Spacing">
      <style:text-properties fo:color="#000000" fo:font-size="12pt" fo:font-weight="normal" officeooo:rsid="001fe103" officeooo:paragraph-rsid="001fe103" style:font-size-asian="10.5pt" style:font-weight-asian="normal" style:font-size-complex="12pt" style:font-weight-complex="normal"/>
    </style:style>
    <style:style style:name="P13" style:family="paragraph" style:parent-style-name="No_20_Spacing">
      <style:text-properties fo:color="#000000" fo:font-size="12pt" fo:font-style="normal" fo:font-weight="normal" officeooo:rsid="001fe103" officeooo:paragraph-rsid="001fe10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No_20_Spacing">
      <style:text-properties fo:color="#000000" fo:font-size="12pt" fo:font-style="normal" fo:font-weight="normal" officeooo:rsid="001fe103" officeooo:paragraph-rsid="0021915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No_20_Spacing">
      <style:text-properties officeooo:paragraph-rsid="00219159"/>
    </style:style>
    <style:style style:name="P16" style:family="paragraph" style:parent-style-name="No_20_Spacing">
      <style:paragraph-properties fo:margin-top="0cm" fo:margin-bottom="0cm" loext:contextual-spacing="false" fo:line-height="100%"/>
    </style:style>
    <style:style style:name="P17" style:family="paragraph" style:parent-style-name="No_20_Spacing">
      <style:paragraph-properties fo:margin-left="0cm" fo:margin-right="0cm" fo:text-indent="1.249cm" style:auto-text-indent="false"/>
    </style:style>
    <style:style style:name="P18" style:family="paragraph" style:parent-style-name="No_20_Spacing">
      <style:paragraph-properties fo:margin-left="1.27cm" fo:margin-right="0cm" fo:text-indent="0cm" style:auto-text-indent="false"/>
    </style:style>
    <style:style style:name="P19" style:family="paragraph" style:parent-style-name="Standard">
      <style:paragraph-properties fo:text-align="center" style:justify-single-word="false"/>
      <style:text-properties fo:font-size="22pt" fo:font-weight="bold" officeooo:rsid="001baf89" officeooo:paragraph-rsid="001baf89" style:font-size-asian="22pt" style:font-weight-asian="bold" style:font-size-complex="22pt" style:font-weight-complex="bold"/>
    </style:style>
    <style:style style:name="P20" style:family="paragraph" style:parent-style-name="Standard">
      <style:paragraph-properties fo:margin-top="0cm" fo:margin-bottom="0cm" loext:contextual-spacing="false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22" style:family="paragraph" style:parent-style-name="Title">
      <style:paragraph-properties fo:text-align="center" style:justify-single-word="false"/>
      <style:text-properties fo:font-size="22pt" style:font-size-asian="22pt" style:font-size-complex="22pt"/>
    </style:style>
    <style:style style:name="P23" style:family="paragraph" style:parent-style-name="Title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4" style:family="paragraph">
      <loext:graphic-properties draw:fill="none" draw:fill-color="#ffffff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Times New Roman" style:font-name-complex="Times New Roman1" style:font-size-complex="12pt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style:font-name="Times New Roman" fo:font-size="18pt" fo:language="en" fo:country="US" style:font-size-asian="18pt" style:font-name-complex="Times New Roman1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7pt" fo:font-weight="bold" style:font-size-asian="17pt" style:font-weight-asian="bold" style:font-size-complex="17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f8e74"/>
    </style:style>
    <style:style style:name="T10" style:family="text">
      <style:text-properties style:font-name="Arial" style:font-name-complex="Arial1"/>
    </style:style>
    <style:style style:name="T11" style:family="text">
      <style:text-properties officeooo:rsid="001f33fd"/>
    </style:style>
    <style:style style:name="T12" style:family="text">
      <style:text-properties fo:font-size="13pt" officeooo:rsid="00219159" style:font-size-asian="11.3500003814697pt" style:font-size-complex="13pt"/>
    </style:style>
    <style:style style:name="T13" style:family="text">
      <style:text-properties fo:font-size="13pt" fo:font-weight="bold" officeooo:rsid="001f33fd" style:font-size-asian="11.3500003814697pt" style:font-weight-asian="bold" style:font-size-complex="13pt" style:font-weight-complex="bold"/>
    </style:style>
    <style:style style:name="T14" style:family="text">
      <style:text-properties fo:font-size="13pt" fo:font-weight="bold" officeooo:rsid="00219159" style:font-size-asian="11.3500003814697pt" style:font-weight-asian="bold" style:font-size-complex="13pt" style:font-weight-complex="bold"/>
    </style:style>
    <style:style style:name="T15" style:family="text">
      <style:text-properties officeooo:rsid="001fe103"/>
    </style:style>
    <style:style style:name="T16" style:family="text">
      <style:text-properties fo:color="#168253"/>
    </style:style>
    <style:style style:name="T17" style:family="text">
      <style:text-properties fo:color="#168253" officeooo:rsid="001fe103"/>
    </style:style>
    <style:style style:name="T18" style:family="text">
      <style:text-properties fo:color="#168253" fo:language="en" fo:country="US"/>
    </style:style>
    <style:style style:name="T19" style:family="text">
      <style:text-properties officeooo:rsid="00219159"/>
    </style:style>
    <style:style style:name="T20" style:family="text">
      <style:text-properties fo:color="#000000" fo:font-size="13pt" fo:font-weight="normal" officeooo:rsid="00219159" style:font-size-asian="11.3500003814697pt" style:font-weight-asian="normal" style:font-size-complex="13pt" style:font-weight-complex="normal"/>
    </style:style>
    <style:style style:name="T21" style:family="text">
      <style:text-properties fo:color="#000000" fo:font-size="13pt" fo:font-style="normal" fo:font-weight="bold" officeooo:rsid="00219159" style:font-size-asian="11.3500003814697pt" style:font-style-asian="normal" style:font-weight-asian="bold" style:font-size-complex="13pt" style:font-style-complex="normal" style:font-weight-complex="bold"/>
    </style:style>
    <style:style style:name="T22" style:family="text">
      <style:text-properties fo:color="#000000" fo:font-size="13pt" fo:font-style="normal" fo:font-weight="bold" officeooo:rsid="00219159" style:font-size-asian="11.3500003814697pt" style:language-asian="fr" style:country-asian="FR" style:font-style-asian="normal" style:font-weight-asian="bold" style:font-size-complex="13pt" style:font-style-complex="normal" style:font-weight-complex="bold"/>
    </style:style>
    <style:style style:name="T23" style:family="text">
      <style:text-properties fo:color="#000000" fo:font-size="12pt" fo:font-weight="normal" officeooo:rsid="00219159" style:font-size-asian="10.5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219159" style:font-size-asian="12pt" style:font-weight-asian="normal" style:font-size-complex="12pt" style:font-weight-complex="normal"/>
    </style:style>
    <style:style style:name="T25" style:family="text">
      <style:text-properties fo:color="#000000" fo:font-size="12pt" fo:font-style="normal" fo:font-weight="normal" officeooo:rsid="00219159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fo:font-size="12pt" fo:font-style="normal" fo:font-weight="normal" officeooo:rsid="00219159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fo:font-size="14pt" fo:font-style="normal" fo:font-weight="bold" officeooo:rsid="00219159" style:font-size-asian="12.25pt" style:font-style-asian="normal" style:font-weight-asian="bold" style:font-size-complex="14pt" style:font-style-complex="normal" style:font-weight-complex="bold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4pt" fo:font-weight="bold" officeooo:rsid="00219159" style:font-size-asian="12.25pt" style:font-weight-asian="bold" style:font-size-complex="14pt" style:font-weight-complex="bold"/>
    </style:style>
    <style:style style:name="T30" style:family="text">
      <style:text-properties officeooo:rsid="00219159" style:font-size-asian="12pt"/>
    </style:style>
    <style:style style:name="gr1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text:anchor-type="paragraph" draw:z-index="0" draw:name="Shape1" draw:style-name="gr1" draw:text-style-name="P24" svg:width="2.779cm" svg:height="1.9cm" svg:x="0.069cm" svg:y="0.233cm"><draw:text-box><text:p>Bilel MAHDJOUB</text:p><text:p>Leila BATAL</text:p><text:p>Valentin LALUE</text:p><text:p>Théo</text:p></draw:text-box></draw:frame><text:span text:style-name="T1">Document de conception</text:span></text:p>
      <text:p text:style-name="P22"><text:span text:style-name="T1">Mini-Logiciel de traitement d’image</text:span></text:p>
      <text:p text:style-name="P19"><text:span text:style-name="T1">alias : «stardust»</text:span></text:p>
      <text:p text:style-name="No_20_Spacing"/>
      <text:p text:style-name="No_20_Spacing"/>
      <text:p text:style-name="No_20_Spacing">Ce logiciel doit permettre de réaliser des opérations basiques de traitement d’image sur trois formats d’image qui sont .pbm, .pgm et .ppm.<text:span text:style-name="T2"> </text:span>L’environnement de développement est Python 3.x.</text:p>
      <text:p text:style-name="P6"/>
      <text:list xml:id="list126900786" text:style-name="WWNum6">
        <text:list-item>
          <text:p text:style-name="P1">Présentation des fichiers .pbm, .pgm et .ppm</text:p>
        </text:list-item>
      </text:list>
      <text:p text:style-name="Standard">Ces extensions font référence à trois types de fichiers texte permettant de coder une image.</text:p>
      <text:list xml:id="list1282210992" text:style-name="WWNum7">
        <text:list-item>
          <text:h text:style-name="P2" text:outline-level="1">Format de fichier .pbm </text:h>
        </text:list-item>
      </text:list>
      <text:p text:style-name="Standard">Ce format permet de coder une image en noir et blanc en format texte. L’extension signifie « Portable Bit Map ». Bit signifie que chaque pixel est codé sur un seul bit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5">Exemple : </text:span></text:p>
          </table:table-cell>
          <table:table-cell table:style-name="Table1.A1" office:value-type="string">
            <text:p text:style-name="P20"><text:span text:style-name="T5">Description :</text:span></text:p>
          </table:table-cell>
        </table:table-row>
        <table:table-row table:style-name="Table1.2">
          <table:table-cell table:style-name="Table1.A1" office:value-type="string">
            <text:p text:style-name="No_20_Spacing">P1     </text:p>
            <text:p text:style-name="No_20_Spacing">8</text:p>
            <text:p text:style-name="No_20_Spacing">3     <text:tab/></text:p>
            <text:p text:style-name="No_20_Spacing">0 0 0 0 1 1 1 1 </text:p>
            <text:p text:style-name="No_20_Spacing">0 1 1 1 1 0 0 0</text:p>
            <text:p text:style-name="No_20_Spacing">0 0 0 0 1 1 1 1</text:p>
          </table:table-cell>
          <table:table-cell table:style-name="Table1.A1" office:value-type="string">
            <text:p text:style-name="No_20_Spacing">La première ligne code le format de l’image P1 correspond à .pbm</text:p>
            <text:p text:style-name="No_20_Spacing">La deuxième ligne donne le nombre de colonne </text:p>
            <text:p text:style-name="No_20_Spacing">La troisième ligne donne le nombre de ligne</text:p>
            <text:p text:style-name="No_20_Spacing">Les lignes suivantes contiennent des valeurs codant chaque pixel de l’image : 1 (noir) ou 0 (blanc) </text:p>
          </table:table-cell>
        </table:table-row>
      </table:table>
      <text:list xml:id="list195926958629101" text:continue-numbering="true" text:style-name="WWNum7">
        <text:list-item>
          <text:h text:style-name="P2" text:outline-level="1">Format de fichier .pgm</text:h>
        </text:list-item>
      </text:list>
      <text:p text:style-name="Standard">Ce format permet de coder une image en niveau de gris. L’extension signifie (Portable Grey Map)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No_20_Spacing"><text:span text:style-name="T5">Exemple : </text:span></text:p>
          </table:table-cell>
          <table:table-cell table:style-name="Table2.A1" office:value-type="string">
            <text:p text:style-name="No_20_Spacing"><text:span text:style-name="T5">Description :</text:span></text:p>
          </table:table-cell>
        </table:table-row>
        <table:table-row table:style-name="Table2.1">
          <table:table-cell table:style-name="Table2.A1" office:value-type="string">
            <text:p text:style-name="No_20_Spacing">P2 </text:p>
            <text:p text:style-name="No_20_Spacing">5 </text:p>
            <text:p text:style-name="No_20_Spacing">2 <text:tab/></text:p>
            <text:p text:style-name="No_20_Spacing">255   <text:tab/></text:p>
            <text:p text:style-name="No_20_Spacing">0  50  45  40   0 </text:p>
            <text:p text:style-name="No_20_Spacing">0  55    0    0   0</text:p>
          </table:table-cell>
          <table:table-cell table:style-name="Table2.A1" office:value-type="string">
            <text:p text:style-name="No_20_Spacing">La première ligne contient le format de l’image P2 pour .pgm</text:p>
            <text:p text:style-name="No_20_Spacing">La deuxième ligne donne le nombre de colonne </text:p>
            <text:p text:style-name="No_20_Spacing">La troisième ligne donne le nombre de ligne</text:p>
            <text:p text:style-name="No_20_Spacing">La quatrième ligne contient la valeur maximale pour l’échelle de teinte</text:p>
            <text:p text:style-name="No_20_Spacing">Les lignes suivantes contiennent des valeurs codant chaque pixel de l’image : 0 (noir) et 255 (blanc)</text:p>
          </table:table-cell>
        </table:table-row>
      </table:table>
      <text:list xml:id="list195924923448067" text:continue-numbering="true" text:style-name="WWNum7">
        <text:list-item>
          <text:h text:style-name="P2" text:outline-level="1">Format de fichier .ppm</text:h>
        </text:list-item>
      </text:list>
      <text:p text:style-name="Standard">Ce format permet de coder une image en couleur. L’extension signifie (Portable Pix Map)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No_20_Spacing"><text:span text:style-name="T5">Exemple : </text:span></text:p>
          </table:table-cell>
          <table:table-cell table:style-name="Table3.A1" office:value-type="string">
            <text:p text:style-name="No_20_Spacing"><text:span text:style-name="T5">Description :</text:span></text:p>
          </table:table-cell>
        </table:table-row>
        <table:table-row table:style-name="Table3.1">
          <table:table-cell table:style-name="Table3.A1" office:value-type="string">
            <text:p text:style-name="No_20_Spacing">P3 </text:p>
            <text:p text:style-name="No_20_Spacing">1 </text:p>
            <text:p text:style-name="No_20_Spacing">3 </text:p>
            <text:p text:style-name="No_20_Spacing">255<text:tab/></text:p>
            <text:p text:style-name="No_20_Spacing">103 255 <text:s text:c="2"/>13 </text:p>
            <text:p text:style-name="No_20_Spacing"><text:soft-page-break/><text:s text:c="4"/>9 <text:s text:c="2"/>63 <text:s/>112</text:p>
            <text:p text:style-name="No_20_Spacing">235 201 <text:s/>89</text:p>
          </table:table-cell>
          <table:table-cell table:style-name="Table3.A1" office:value-type="string">
            <text:p text:style-name="No_20_Spacing">La première ligne contient le format de l’image P3 pour .ppm</text:p>
            <text:p text:style-name="No_20_Spacing">La deuxième ligne donne le nombre de colonne </text:p>
            <text:p text:style-name="No_20_Spacing">La troisième ligne donne le nombre de ligne</text:p>
            <text:p text:style-name="No_20_Spacing">La quatrième ligne contient la valeur maximale pour l’échelle de teinte</text:p>
            <text:p text:style-name="No_20_Spacing">Les lignes suivantes contiennent des valeurs codant 3 par 3 pour un pixel. Ces trois <text:soft-page-break/>valeurs comprises entre 0 et 255 indiquent respectivement la quantité de rouge, de vert et de bleu du pixel.</text:p>
          </table:table-cell>
        </table:table-row>
      </table:table>
      <text:p text:style-name="P21"/>
      <text:p text:style-name="P21"/>
      <text:list xml:id="list195926545862729" text:continue-list="list126900786" text:style-name="WWNum6">
        <text:list-item>
          <text:p text:style-name="P1">Structure de donnée</text:p>
        </text:list-item>
      </text:list>
      <text:p text:style-name="No_20_Spacing">Dans tout le mini-logiciel, les images seront sous la forme d’une structure de donnée basée sur un dictionnaire. Dans toute la suite, cette structure sera appelée le « dictionnaire-image » et abrégé en « dict-img ». Voici ses caractéristiques :</text:p>
      <text:p text:style-name="No_20_Spacing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<text:span text:style-name="T5">Exemple : </text:span></text:p>
          </table:table-cell>
          <table:table-cell table:style-name="Table4.A1" office:value-type="string">
            <text:p text:style-name="P16"><text:span text:style-name="T5">Description :</text:span></text:p>
          </table:table-cell>
        </table:table-row>
        <table:table-row table:style-name="Table4.1">
          <table:table-cell table:style-name="Table4.A1" office:value-type="string">
            <text:p text:style-name="P16">{"meta" : { "titre" : "titre",</text:p>
            <text:p text:style-name="P16"><text:s text:c="20"/>"extension" : ".ppm",</text:p>
            <text:p text:style-name="P16"><text:s text:c="20"/>"col" : 2,<text:tab/><text:tab/></text:p>
            <text:p text:style-name="P16"><text:s text:c="20"/>"lig" : 3,</text:p>
            <text:p text:style-name="P16"><text:s text:c="20"/>"mod" : "" },</text:p>
            <text:p text:style-name="P16"><text:s/>"pix" : [[(255, 255, 255), (253, 0, 34)], <text:s text:c="5"/></text:p>
            <text:p text:style-name="P16"><text:s text:c="15"/>[(…, …, …), (…, …, …)],</text:p>
            <text:p text:style-name="P16"><text:s text:c="15"/>[(…, …, …), (…, …, …)]]}<text:span text:style-name="T6"> </text:span></text:p>
            <text:p text:style-name="P16"/>
          </table:table-cell>
          <table:table-cell table:style-name="Table4.A1" office:value-type="string">
            <text:p text:style-name="P16">str : Titre de l’image</text:p>
            <text:p text:style-name="P16">str : Extension du fichier (".pbm" ou ".pgm" ou ".ppm")</text:p>
            <text:p text:style-name="P16">int : Nombre de colonne</text:p>
            <text:p text:style-name="P16">int : Nombre de ligne</text:p>
            <text:p text:style-name="P16">str : Explication de la modification apportée à l’image</text:p>
            <text:p text:style-name="P16">list(list) : Tableau des pixels. Chaque pixel est codé par un tuple de trois valeurs comprises entre 0 et 255 respectivement codant pour l’intensité du rouge, du vert et du bleu.</text:p>
          </table:table-cell>
        </table:table-row>
      </table:table>
      <text:p text:style-name="No_20_Spacing"/>
      <text:p text:style-name="No_20_Spacing"><text:span text:style-name="T5">Remarques :</text:span> Pour un dictionnaire-image correspondant à un format .pbm, les tuples-pixels ne peuvent prendre que deux valeurs (255, 255, 255) pour un pixel blanc et (0, 0, 0) pour un pixel noir. Pour un format PGM, les tuples-pixels ont forcément leurs trois valeurs égales pour coder un niveau de gris.</text:p>
      <text:p text:style-name="No_20_Spacing"/>
      <text:list xml:id="list195926068349560" text:continue-numbering="true" text:style-name="WWNum6">
        <text:list-item>
          <text:p text:style-name="P1">Fichiers</text:p>
          <text:p text:style-name="P1"/>
        </text:list-item>
      </text:list>
      <text:list xml:id="list4292227683" text:style-name="WWNum9">
        <text:list-header>
          <text:h text:style-name="P5" text:outline-level="1"><text:span text:style-name="T11">1. </text:span>Module : main.py</text:h>
        </text:list-header>
      </text:list>
      <text:p text:style-name="No_20_Spacing">Gère l’interface graphique pour l’utilisateur.</text:p>
      <text:p text:style-name="No_20_Spacing"/>
      <text:list xml:id="list195924963250439" text:continue-list="list195924923448067" text:style-name="WWNum7">
        <text:list-header>
          <text:h text:style-name="P4" text:outline-level="1"><text:span text:style-name="T11">2. </text:span>Module : support.py</text:h>
        </text:list-header>
      </text:list>
      <text:h text:style-name="Heading_20_3" text:outline-level="3">ouvrir(fichier)</text:h>
      <text:p text:style-name="No_20_Spacing"><text:tab/><text:span text:style-name="T11">Description : </text:span>Ouvre le fichier.pbm, .pgm et .ppm et renvoie l'image au format dictionnaire-image décrit ci-dessus.</text:p>
      <text:p text:style-name="P8"><text:tab/>Param : </text:p>
      <text:p text:style-name="P8"><text:tab/><text:tab/>- fichier : str - <text:s/>Chemin d’accès du fichier. Les formats lisibles sont .pbm, .pgm et .ppm.</text:p>
      <text:p text:style-name="No_20_Spacing"><text:tab/>Return : dict-img</text:p>
      <text:h text:style-name="Heading_20_3" text:outline-level="3"><text:span text:style-name="T8">afficher(img)</text:span></text:h>
      <text:p text:style-name="No_20_Spacing">Affiche l'image dans une fenêtre Tkinter.</text:p>
      <text:p text:style-name="No_20_Spacing">:param img : dict-img</text:p>
      <text:h text:style-name="Heading_20_3" text:outline-level="3">comparer(img1, img2)</text:h>
      <text:p text:style-name="No_20_Spacing"><text:s/>Affiche deux images côte à côte dans une fenêtre Tkinter.</text:p>
      <text:p text:style-name="No_20_Spacing">:param<text:tab/> img1 : dict-img</text:p>
      <text:p text:style-name="P17"><text:s/>Img2 : dict-img</text:p>
      <text:h text:style-name="Heading_20_3" text:outline-level="3"><text:span text:style-name="T8">sauver(img)</text:span></text:h>
      <text:p text:style-name="No_20_Spacing"><text:soft-page-break/><text:span text:style-name="T8"><text:s/></text:span>Enregistre l’image sous la forme d’un fichier de même nom suffixé par « _modifié » dans le même dossier.</text:p>
      <text:p text:style-name="No_20_Spacing">:param img : dict-img</text:p>
      <text:p text:style-name="P18"/>
      <text:p text:style-name="P18"/>
      <text:list xml:id="list195925845239746" text:continue-numbering="true" text:style-name="WWNum7">
        <text:list-header>
          <text:h text:style-name="P4" text:outline-level="1"><text:span text:style-name="T9">3. </text:span><text:span text:style-name="T8">Module : </text:span><text:span text:style-name="T18">traitement.py</text:span></text:h>
        </text:list-header>
      </text:list>
      <text:h text:style-name="P3" text:outline-level="1" text:is-list-header="true"><text:span text:style-name="T18"/></text:h>
      <text:p text:style-name="No_20_Spacing">Ce module contient les fonctions de traitement de l’image :</text:p>
      <text:h text:style-name="Heading_20_3" text:outline-level="3">symHori(img)</text:h>
      <text:p text:style-name="No_20_Spacing">Réalise une symétrie horizontale de l’image.</text:p>
      <text:p text:style-name="No_20_Spacing">:param img : dict-img</text:p>
      <text:p text:style-name="No_20_Spacing">:retour : dict-img </text:p>
      <text:h text:style-name="Heading_20_3" text:outline-level="3">symVert(img)</text:h>
      <text:p text:style-name="No_20_Spacing">Réalise une symétrie verticale de l’image.</text:p>
      <text:p text:style-name="No_20_Spacing">:param img : dict-img</text:p>
      <text:p text:style-name="No_20_Spacing">:retour : dict-img </text:p>
      <text:h text:style-name="Heading_20_3" text:outline-level="3">rotation180(img)</text:h>
      <text:p text:style-name="No_20_Spacing">Réalise une rotation de 180° de l’image.</text:p>
      <text:p text:style-name="No_20_Spacing">:param img : dict-img</text:p>
      <text:p text:style-name="No_20_Spacing">:retour : dict-img </text:p>
      <text:h text:style-name="Heading_20_3" text:outline-level="3">rotation90(img)</text:h>
      <text:p text:style-name="No_20_Spacing">Réalise une rotation de 90° de l’image.</text:p>
      <text:p text:style-name="No_20_Spacing">:param img : dict-img</text:p>
      <text:p text:style-name="No_20_Spacing">:retour : dict-img </text:p>
      <text:h text:style-name="Heading_20_3" text:outline-level="3">gris(img)</text:h>
      <text:p text:style-name="No_20_Spacing">Converti une image au format PPM (couleur), en une image au format PBM (noir et blanc).</text:p>
      <text:p text:style-name="No_20_Spacing">:param img : dict-img</text:p>
      <text:p text:style-name="No_20_Spacing">:retour : dict-img </text:p>
      <text:h text:style-name="Heading_20_3" text:outline-level="3">noir(img)</text:h>
      <text:p text:style-name="No_20_Spacing">Converti une image au format .ppm (couleur) ou .pgm (niveau de gris) au format .pbm (noir et blanc).</text:p>
      <text:p text:style-name="No_20_Spacing">:param img : dict-img</text:p>
      <text:p text:style-name="No_20_Spacing">:retour : dict-img </text:p>
      <text:p text:style-name="No_20_Spacing"/>
      <text:p text:style-name="No_20_Spacing">Ainsi qu’éventuellement d’autres idées de fonctions :</text:p>
      <text:h text:style-name="Heading_20_3" text:outline-level="3">luminosite(img, taux)</text:h>
      <text:p text:style-name="No_20_Spacing">Modifie la luminosité de l’image.</text:p>
      <text:p text:style-name="No_20_Spacing">param img : dict-img</text:p>
      <text:p text:style-name="No_20_Spacing"><text:s text:c="14"/>taux: int <text:s text:c="5"/>(Compris entre 0 et 100 inclus)</text:p>
      <text:p text:style-name="No_20_Spacing">:retour : dict-img</text:p>
      <text:h text:style-name="Heading_20_3" text:outline-level="3">saturation(img, taux)</text:h>
      <text:p text:style-name="No_20_Spacing">Modifie la saturation des couleurs de l’image.</text:p>
      <text:p text:style-name="No_20_Spacing">:param img: dict-img</text:p>
      <text:p text:style-name="No_20_Spacing"><text:s text:c="14"/>taux: int <text:s text:c="5"/>(Compris entre 0 et 100 inclus)</text:p>
      <text:p text:style-name="No_20_Spacing">:retour: dict-img</text:p>
      <text:p text:style-name="No_20_Spacing"/>
      <text:p text:style-name="No_20_Spacing"/>
      <text:p text:style-name="No_20_Spacing"><text:soft-page-break/></text:p>
      <text:p text:style-name="No_20_Spacing"/>
      <text:p text:style-name="No_20_Spacing"/>
      <text:p text:style-name="No_20_Spacing"><text:tab/><text:span text:style-name="T13">rotation(img , degree)</text:span></text:p>
      <text:p text:style-name="P7"><text:tab/>Descriptions : Permet de faire une rotation à n’importe degrés , attention cependant le taille de l’image est conservée .</text:p>
      <text:p text:style-name="P7"><text:tab/>Paramètres :</text:p>
      <text:p text:style-name="P7"><text:tab/><text:tab/>- img = dict-img - <text:span text:style-name="T15">image_data</text:span></text:p>
      <text:p text:style-name="P7"><text:tab/><text:tab/>- degree = int – <text:span text:style-name="T15">degrés de rotation</text:span></text:p>
      <text:p text:style-name="P7"><text:tab/>return : dict-img</text:p>
      <text:p text:style-name="P9"/>
      <text:p text:style-name="P9"><text:span text:style-name="T17">4. Module ui.py :</text:span></text:p>
      <text:p text:style-name="P9"><text:span text:style-name="T17"><text:tab/></text:span><text:span text:style-name="T24">Description :</text:span><text:span text:style-name="T20"> </text:span><text:span text:style-name="T23">Ce module contient toute les classes pour créer des composants d’UI comme par exemple : Boutton , sélecteur , entry ...</text:span></text:p>
      <text:p text:style-name="P10"><text:span text:style-name="T16">5. Module window.py :</text:span></text:p>
      <text:p text:style-name="P12"><text:tab/><text:span text:style-name="T19">Description : Ce module contient toute les classes pour créer des fenêtres</text:span></text:p>
      <text:p text:style-name="P10"><text:span text:style-name="T16">6. Module image.py :</text:span></text:p>
      <text:p text:style-name="P13"><text:tab/><text:span text:style-name="T19">Description : Ce module contient toute les classes pour stocker , et visionner une image .</text:span></text:p>
      <text:p text:style-name="P13"/>
      <text:p text:style-name="P13"><text:tab/><text:span text:style-name="T29">Classe Image :</text:span></text:p>
      <text:p text:style-name="P14"><text:span text:style-name="T29"><text:tab/><text:tab/></text:span><text:span text:style-name="T14">@static_method rgb_to_hsl(rgb)</text:span></text:p>
      <text:p text:style-name="P14"><text:span text:style-name="T14"><text:tab/><text:tab/></text:span><text:span text:style-name="T19">Description : Convertit la valeur rgb en valeur hsl ( Hue , Saturation , Luminosity)</text:span></text:p>
      <text:p text:style-name="P14"><text:span text:style-name="T14"><text:tab/><text:tab/></text:span><text:span text:style-name="T19">Paramètres :</text:span></text:p>
      <text:p text:style-name="P14"><text:span text:style-name="T14"><text:tab/><text:tab/><text:tab/></text:span><text:span text:style-name="T19">- rgb = list – valeur rgb à convertir</text:span></text:p>
      <text:p text:style-name="P14"><text:span text:style-name="T14"><text:tab/><text:tab/></text:span><text:span text:style-name="T19">retour : hsl = list</text:span><text:span text:style-name="T14"> </text:span></text:p>
      <text:p text:style-name="P15"><text:span text:style-name="T27"><text:tab/><text:tab/></text:span><text:span text:style-name="T21">@static_method </text:span><text:span text:style-name="T22">hsl_to_rgb</text:span><text:span text:style-name="T21">(hsl)</text:span></text:p>
      <text:p text:style-name="P14"><text:span text:style-name="T14"><text:tab/><text:tab/></text:span><text:span text:style-name="T19">Description : Convertit la valeur hsl en valeur rgb </text:span></text:p>
      <text:p text:style-name="P14"><text:span text:style-name="T14"><text:tab/><text:tab/></text:span><text:span text:style-name="T19">Paramètres :</text:span></text:p>
      <text:p text:style-name="P15"><text:span text:style-name="T21"><text:tab/><text:tab/><text:tab/></text:span><text:span text:style-name="T25">- </text:span><text:span text:style-name="T26">hsl </text:span><text:span text:style-name="T25">= list – valeur </text:span><text:span text:style-name="T26">hsl</text:span><text:span text:style-name="T25"> à convertir</text:span></text:p>
      <text:p text:style-name="P14"><text:span text:style-name="T14"><text:tab/><text:tab/></text:span><text:span text:style-name="T30">retour : rgb = list </text:span></text:p>
      <text:p text:style-name="P10"><text:span text:style-name="T16">7. Module panel.py :</text:span></text:p>
      <text:p text:style-name="P10"><text:span text:style-name="T16">8. Module scrollbar.py :</text:span></text:p>
      <text:p text:style-name="P11"><text:span text:style-name="T16">9. Module filters.py :</text:span></text:p>
      <text:p text:style-name="P11"><text:span text:style-name="T16">10. Module events.py :</text:span></text:p>
      <text:p text:style-name="P11"><text:span text:style-name="T16">11. Module data.py :</text:span></text:p>
      <text:p text:style-name="P7"/>
      <text:p text:style-name="P7"/>
      <text:p text:style-name="P7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class="text">
      <style:paragraph-properties fo:margin-left="1.259cm" fo:margin-right="0cm" fo:margin-top="0.071cm" fo:margin-bottom="0cm" loext:contextual-spacing="false" fo:line-height="100%" fo:text-indent="-0.63cm" style:auto-text-indent="false"/>
      <style:text-properties fo:color="#2e74b5" fo:font-size="22pt" fo:font-weight="bold" style:letter-kerning="true" style:font-name-asian="Times New Roman1" style:font-family-asian="'Times New Roman'" style:font-family-generic-asian="system" style:font-pitch-asian="variable" style:font-size-asian="2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1" style:class="text">
      <style:paragraph-properties fo:margin-left="1.259cm" fo:margin-right="0cm" fo:margin-top="0.071cm" fo:margin-bottom="0cm" loext:contextual-spacing="false" fo:line-height="100%" fo:text-indent="-0.63cm" style:auto-text-indent="false"/>
      <style:text-properties fo:color="#538135" fo:font-size="16pt" fo:font-weight="bold" style:font-name-asian="Times New Roman1" style:font-family-asian="'Times New Roman'" style:font-family-generic-asian="system" style:font-pitch-asian="variable" style:font-size-asian="16pt" style:language-asian="fr" style:country-asian="FR" style:font-weight-asian="bold" style:font-name-complex="Arial1" style:font-family-complex="Arial" style:font-family-generic-complex="system" style:font-pitch-complex="variable" style:font-size-complex="17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212cm" fo:margin-bottom="0cm" loext:contextual-spacing="false" fo:line-height="100%" fo:text-indent="1.251cm" style:auto-text-indent="false"/>
      <style:text-properties style:font-name="Calibri" fo:font-family="Calibri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Calibri1" style:font-family-complex="Calibri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fo:font-weight="bold" style:letter-kerning="true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 style:language-asian="fr" style:country-asian="F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fo:font-size="22pt" fo:font-weight="bold" style:letter-kerning="true" style:font-name-asian="Times New Roman1" style:font-family-asian="'Times New Roman'" style:font-family-generic-asian="system" style:font-pitch-asian="variable" style:font-size-asian="2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538135" fo:font-size="16pt" fo:font-weight="bold" style:font-name-asian="Times New Roman1" style:font-family-asian="'Times New Roman'" style:font-family-generic-asian="system" style:font-pitch-asian="variable" style:font-size-asian="16pt" style:language-asian="fr" style:country-asian="FR" style:font-weight-asian="bold" style:font-name-complex="Arial1" style:font-family-complex="Arial" style:font-family-generic-complex="system" style:font-pitch-complex="variable" style:font-size-complex="17pt" style:font-weight-complex="bold"/>
    </style:style>
    <style:style style:name="Titre_20_3_20_Car" style:display-name="Titre 3 Car" style:family="text" style:parent-style-name="Default_20_Paragraph_20_Font">
      <style:text-properties style:font-name="Calibri" fo:font-family="Calibri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Calibri1" style:font-family-complex="Calibri" style:font-family-generic-complex="system" style:font-pitch-complex="variable" style:font-size-complex="13.5pt" style:font-weight-complex="bold"/>
    </style:style>
    <style:style style:name="apple-tab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font-weight="bold" style:letter-kerning="true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6pt" style:font-size-asian="16pt" style:font-name-complex="Calibri1" style:font-family-complex="Calibri" style:font-family-generic-complex="system" style:font-pitch-complex="variable" style:font-size-complex="16pt"/>
    </style:style>
    <style:style style:name="ListLabel_20_47" style:display-name="ListLabel 47" style:family="text">
      <style:text-properties fo:font-size="16pt" style:font-size-asian="16pt" style:font-name-complex="Calibri1" style:font-family-complex="Calibri" style:font-family-generic-complex="system" style:font-pitch-complex="variable" style:font-size-complex="16pt"/>
    </style:style>
    <style:style style:name="ListLabel_20_48" style:display-name="ListLabel 48" style:family="text">
      <style:text-properties fo:font-size="16pt" style:font-size-asian="16pt" style:font-name-complex="Calibri1" style:font-family-complex="Calibri" style:font-family-generic-complex="system" style:font-pitch-complex="variable" style:font-size-complex="16pt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text:style-name="ListLabel_20_4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002cm" fo:margin-left="1.501cm" fo:margin-right="0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 SALVA</meta:initial-creator>
    <meta:editing-cycles>51</meta:editing-cycles>
    <meta:print-date>2016-12-19T16:15:00</meta:print-date>
    <meta:creation-date>2016-03-21T09:55:00</meta:creation-date>
    <dc:date>2022-01-06T19:59:24.357000000</dc:date>
    <meta:editing-duration>PT4H56M43S</meta:editing-duration>
    <meta:generator>LibreOffice/6.3.5.2$Windows_X86_64 LibreOffice_project/dd0751754f11728f69b42ee2af66670068624673</meta:generator>
    <meta:document-statistic meta:table-count="4" meta:image-count="0" meta:object-count="0" meta:page-count="4" meta:paragraph-count="155" meta:word-count="1045" meta:character-count="6157" meta:non-whitespace-character-count="49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